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ernal code:</text:p>
      <text:p text:style-name="Standard"/>
      <text:p text:style-name="Standard"/>
      <text:p text:style-name="Standard"/>
      <text:p text:style-name="Standard">Contents of "background_sound_create":</text:p>
      <text:p text:style-name="Standard">// plays the background sound at the start</text:p>
      <text:p text:style-name="Standard">sound_loop(sound1)</text:p>
      <text:p text:style-name="Standard"/>
      <text:p text:style-name="Standard"/>
      <text:p text:style-name="Standard">Contents of "obj_player_create":</text:p>
      <text:p text:style-name="Standard">// lives</text:p>
      <text:p text:style-name="Standard">if room == 0{</text:p>
      <text:p text:style-name="Standard"><text:s text:c="4"/>lives = 5</text:p>
      <text:p text:style-name="Standard">}</text:p>
      <text:p text:style-name="Standard"/>
      <text:p text:style-name="Standard">// setting some variables to false</text:p>
      <text:p text:style-name="Standard">global.based=false</text:p>
      <text:p text:style-name="Standard">global.kali=false</text:p>
      <text:p text:style-name="Standard">done = false</text:p>
      <text:p text:style-name="Standard"/>
      <text:p text:style-name="Standard">/// defining the kali combo</text:p>
      <text:p text:style-name="Standard">combo_key[1] = ord('K');</text:p>
      <text:p text:style-name="Standard">combo_key[2] = ord('A');</text:p>
      <text:p text:style-name="Standard">combo_key[3] = ord('L');</text:p>
      <text:p text:style-name="Standard">combo_key[4] = ord('I');</text:p>
      <text:p text:style-name="Standard">combo_step = 1;</text:p>
      <text:p text:style-name="Standard"/>
      <text:p text:style-name="Standard"/>
      <text:p text:style-name="Standard">Contents of "obj_player_step":</text:p>
      <text:p text:style-name="Standard">// execute the main file</text:p>
      <text:p text:style-name="Standard">execute_file("main.c")</text:p>
      <text:p text:style-name="Standard"/>
      <text:p text:style-name="Standard">// run the combo checking stuff</text:p>
      <text:p text:style-name="Standard">with(obj_player){</text:p>
      <text:p text:style-name="Standard"><text:s text:c="4"/>if keyboard_check_pressed(combo_key[combo_step]){</text:p>
      <text:p text:style-name="Standard"><text:s text:c="8"/>combo_step+=1</text:p>
      <text:p text:style-name="Standard"><text:s text:c="4"/>}</text:p>
      <text:p text:style-name="Standard"><text:s text:c="4"/>if (combo_step==5){</text:p>
      <text:p text:style-name="Standard"><text:s text:c="8"/>global.kali=true</text:p>
      <text:p text:style-name="Standard"><text:s text:c="4"/>}</text:p>
      <text:p text:style-name="Standard">}</text:p>
      <text:p text:style-name="Standard"/>
      <text:p text:style-name="Standard"/>
      <text:p text:style-name="Standard">Contents of "quit_alt":</text:p>
      <text:p text:style-name="Standard">// displays a message and ends the game</text:p>
      <text:p text:style-name="Standard">show_message("Score: "+string(score))</text:p>
      <text:p text:style-name="Standard">game_end()</text:p>
      <text:p text:style-name="Standard"/>
      <text:p text:style-name="Standard"/>
      <text:p text:style-name="Standard">Contents of "quit_esc":</text:p>
      <text:p text:style-name="Standard">// displays a message and ends the game</text:p>
      <text:p text:style-name="Standard">show_message("Score: "+string(score))</text:p>
      <text:p text:style-name="Standard"><text:soft-page-break/>game_end()</text:p>
      <text:p text:style-name="Standard"/>
      <text:p text:style-name="Standard"/>
      <text:p text:style-name="Standard">Contents of "quit_left_mouse":</text:p>
      <text:p text:style-name="Standard">// displays a message and ends the game</text:p>
      <text:p text:style-name="Standard">show_message("Score: "+string(score))</text:p>
      <text:p text:style-name="Standard">game_end()</text:p>
      <text:p text:style-name="Standard"/>
      <text:p text:style-name="Standard"/>
      <text:p text:style-name="Standard">Contents of "restart_f5":</text:p>
      <text:p text:style-name="Standard">// display a message and restart the game</text:p>
      <text:p text:style-name="Standard">show_message("Score: "+string(score))</text:p>
      <text:p text:style-name="Standard">game_restart()</text:p>
      <text:p text:style-name="Standard"/>
      <text:p text:style-name="Standard"/>
      <text:p text:style-name="Standard">Contents of "restart_left_mouse":</text:p>
      <text:p text:style-name="Standard">// display a message and restart the game</text:p>
      <text:p text:style-name="Standard">show_message("Score: "+string(score))</text:p>
      <text:p text:style-name="Standard">game_restart()</text:p>
      <text:p text:style-name="Standard"/>
      <text:p text:style-name="Standard"/>
      <text:p text:style-name="Standard">External code:</text:p>
      <text:p text:style-name="Standard"/>
      <text:p text:style-name="Standard"/>
      <text:p text:style-name="Standard"/>
      <text:p text:style-name="Standard">Contents of "A_button.c":</text:p>
      <text:p text:style-name="Standard">// sets hspeed to -4 if there is space to move to</text:p>
      <text:p text:style-name="Standard">if place_free(x-4, y){</text:p>
      <text:p text:style-name="Standard"><text:s text:c="2"/>hspeed=-4</text:p>
      <text:p text:style-name="Standard">}</text:p>
      <text:p text:style-name="Standard"/>
      <text:p text:style-name="Standard">// sets sprite depending on if based is true or false</text:p>
      <text:p text:style-name="Standard">if global.based=false{</text:p>
      <text:p text:style-name="Standard"><text:s text:c="2"/>sprite_index = spr_left</text:p>
      <text:p text:style-name="Standard">}</text:p>
      <text:p text:style-name="Standard">else{</text:p>
      <text:p text:style-name="Standard"><text:s text:c="2"/>sprite_index = spr_based_left</text:p>
      <text:p text:style-name="Standard">}</text:p>
      <text:p text:style-name="Standard"/>
      <text:p text:style-name="Standard"/>
      <text:p text:style-name="Standard">Contents of "D_button.c":</text:p>
      <text:p text:style-name="Standard">// sets hspeed to 4 if there is space to move to</text:p>
      <text:p text:style-name="Standard">if place_free(x+4, y){</text:p>
      <text:p text:style-name="Standard"><text:s text:c="2"/>hspeed=4</text:p>
      <text:p text:style-name="Standard">}</text:p>
      <text:p text:style-name="Standard"/>
      <text:p text:style-name="Standard">// sets sprite depending on if based is true or false</text:p>
      <text:p text:style-name="Standard">if global.based=false{</text:p>
      <text:p text:style-name="Standard"><text:s text:c="2"/>sprite_index = spr_right</text:p>
      <text:p text:style-name="Standard">}</text:p>
      <text:p text:style-name="Standard">else{</text:p>
      <text:p text:style-name="Standard"><text:s text:c="2"/>sprite_index = spr_based_right</text:p>
      <text:p text:style-name="Standard"><text:soft-page-break/>}</text:p>
      <text:p text:style-name="Standard"/>
      <text:p text:style-name="Standard"/>
      <text:p text:style-name="Standard">Contents of "alt_key.c":</text:p>
      <text:p text:style-name="Standard">// goes to next room if available, if not ends the game</text:p>
      <text:p text:style-name="Standard">if room_next(room) != -1{</text:p>
      <text:p text:style-name="Standard"><text:s text:c="2"/>room_goto_next()</text:p>
      <text:p text:style-name="Standard">}</text:p>
      <text:p text:style-name="Standard">else game_end()</text:p>
      <text:p text:style-name="Standard"/>
      <text:p text:style-name="Standard"/>
      <text:p text:style-name="Standard">Contents of "direction.c":</text:p>
      <text:p text:style-name="Standard">// checks the image and increases the players speed if at a particular index, else index is changed</text:p>
      <text:p text:style-name="Standard">if (image_index=0){</text:p>
      <text:p text:style-name="Standard"><text:s text:c="4"/>if place_meeting(x,y,obj_player){</text:p>
      <text:p text:style-name="Standard"><text:s text:c="6"/>with(obj_player){vspeed+=3}</text:p>
      <text:p text:style-name="Standard"><text:s text:c="4"/>}</text:p>
      <text:p text:style-name="Standard">}</text:p>
      <text:p text:style-name="Standard">else{</text:p>
      <text:p text:style-name="Standard"><text:s text:c="2"/>if (image_index&lt;3){</text:p>
      <text:p text:style-name="Standard"><text:s text:c="4"/>image_index+=1</text:p>
      <text:p text:style-name="Standard"><text:s text:c="2"/>}</text:p>
      <text:p text:style-name="Standard"><text:s text:c="2"/>else{</text:p>
      <text:p text:style-name="Standard"><text:s text:c="4"/>image_index=0</text:p>
      <text:p text:style-name="Standard"><text:s text:c="2"/>}</text:p>
      <text:p text:style-name="Standard">}</text:p>
      <text:p text:style-name="Standard"/>
      <text:p text:style-name="Standard"/>
      <text:p text:style-name="Standard">Contents of "f11_key.c":</text:p>
      <text:p text:style-name="Standard">// F11 key is used to toggle fullscreen, with an if..else statement</text:p>
      <text:p text:style-name="Standard">if !window_get_fullscreen(){</text:p>
      <text:p text:style-name="Standard"><text:s text:c="2"/>window_set_fullscreen(true)</text:p>
      <text:p text:style-name="Standard">}</text:p>
      <text:p text:style-name="Standard">else</text:p>
      <text:p text:style-name="Standard">window_set_fullscreen(false)</text:p>
      <text:p text:style-name="Standard"/>
      <text:p text:style-name="Standard"/>
      <text:p text:style-name="Standard">Contents of "main.c":</text:p>
      <text:p text:style-name="Standard">/*</text:p>
      <text:p text:style-name="Standard"><text:s text:c="4"/>Whole platform game</text:p>
      <text:p text:style-name="Standard">*/</text:p>
      <text:p text:style-name="Standard"/>
      <text:p text:style-name="Standard">// execute step</text:p>
      <text:p text:style-name="Standard">if room_next(room) != -1{</text:p>
      <text:p text:style-name="Standard"><text:s text:c="2"/>execute_file("step.c")</text:p>
      <text:p text:style-name="Standard">}</text:p>
      <text:p text:style-name="Standard"/>
      <text:p text:style-name="Standard">/*</text:p>
      <text:p text:style-name="Standard"><text:s text:c="4"/>Movement</text:p>
      <text:p text:style-name="Standard">*/</text:p>
      <text:p text:style-name="Standard"/>
      <text:p text:style-name="Standard">// execute space when space is pressed</text:p>
      <text:p text:style-name="Standard"><text:soft-page-break/>if keyboard_check(vk_space) &amp;&amp; room_next(room) != -1{</text:p>
      <text:p text:style-name="Standard"><text:s text:c="2"/>execute_file("space_button.c")</text:p>
      <text:p text:style-name="Standard">}</text:p>
      <text:p text:style-name="Standard"/>
      <text:p text:style-name="Standard">// execute shift when shift is pressed and its not the last room</text:p>
      <text:p text:style-name="Standard">if keyboard_check(vk_shift){</text:p>
      <text:p text:style-name="Standard"><text:s text:c="2"/>if room_next(room) != -1{</text:p>
      <text:p text:style-name="Standard"><text:s text:c="4"/>execute_file("shift_button.c")</text:p>
      <text:p text:style-name="Standard"><text:s text:c="2"/>}</text:p>
      <text:p text:style-name="Standard"><text:s text:c="2"/>else{</text:p>
      <text:p text:style-name="Standard"><text:s text:c="4"/>vspeed=4</text:p>
      <text:p text:style-name="Standard"><text:s text:c="2"/>}</text:p>
      <text:p text:style-name="Standard">}</text:p>
      <text:p text:style-name="Standard"/>
      <text:p text:style-name="Standard">// execute A when A key is pressed</text:p>
      <text:p text:style-name="Standard">if keyboard_check(ord("A")){</text:p>
      <text:p text:style-name="Standard"><text:s text:c="2"/>execute_file("A_button.c")</text:p>
      <text:p text:style-name="Standard">}</text:p>
      <text:p text:style-name="Standard"/>
      <text:p text:style-name="Standard">// execute D when D key is pressed</text:p>
      <text:p text:style-name="Standard">if keyboard_check(ord("D")){</text:p>
      <text:p text:style-name="Standard"><text:s text:c="2"/>execute_file("D_button.c")</text:p>
      <text:p text:style-name="Standard">}</text:p>
      <text:p text:style-name="Standard"/>
      <text:p text:style-name="Standard">// execute W when W key is pressed and its the last room</text:p>
      <text:p text:style-name="Standard">if keyboard_check(ord("W")) &amp;&amp; room_next(room) = -1{</text:p>
      <text:p text:style-name="Standard"><text:s text:c="2"/>vspeed=-4</text:p>
      <text:p text:style-name="Standard">}</text:p>
      <text:p text:style-name="Standard"/>
      <text:p text:style-name="Standard">// execute S when S key is pressed and its the last room</text:p>
      <text:p text:style-name="Standard">if keyboard_check(ord("S")) &amp;&amp; room_next(room) = -1{</text:p>
      <text:p text:style-name="Standard"><text:s text:c="2"/>vspeed=4</text:p>
      <text:p text:style-name="Standard">}</text:p>
      <text:p text:style-name="Standard"/>
      <text:p text:style-name="Standard">/*</text:p>
      <text:p text:style-name="Standard">You are stupid if you use arrow keys!</text:p>
      <text:p text:style-name="Standard">But really if ou press any arrow key you lose all lives</text:p>
      <text:p text:style-name="Standard">*/</text:p>
      <text:p text:style-name="Standard">if keyboard_check(vk_up) || keyboard_check(vk_down) || keyboard_check(vk_right) || keyboard_check(vk_left){</text:p>
      <text:p text:style-name="Standard"><text:s text:c="2"/>execute_file("no_lives.c")</text:p>
      <text:p text:style-name="Standard">}</text:p>
      <text:p text:style-name="Standard"/>
      <text:p text:style-name="Standard">// Collision with obj_plat</text:p>
      <text:p text:style-name="Standard">// when speed is greater than 0 and the character is y+vspeed away from the platform do the following:</text:p>
      <text:p text:style-name="Standard">// <text:s/>while the character is not meeting the platform at y+sign(vspeed) the characters y is increased by sign(vspeed)</text:p>
      <text:p text:style-name="Standard">// <text:s/>vspeed is set to 0</text:p>
      <text:p text:style-name="Standard">// <text:s/>gravity is set to 0</text:p>
      <text:p text:style-name="Standard">if vspeed &gt; 0 &amp;&amp; place_meeting(x,y+vspeed, obj_plat){</text:p>
      <text:p text:style-name="Standard"><text:s text:c="2"/>while(!place_meeting(x,y+sign(vspeed),obj_plat)) {</text:p>
      <text:p text:style-name="Standard"><text:soft-page-break/><text:s text:c="4"/>y += sign(vspeed)</text:p>
      <text:p text:style-name="Standard"><text:s text:c="2"/>}</text:p>
      <text:p text:style-name="Standard"><text:s text:c="2"/>vspeed = 0</text:p>
      <text:p text:style-name="Standard"><text:s text:c="2"/>gravity = 0</text:p>
      <text:p text:style-name="Standard"><text:s text:c="2"/>}</text:p>
      <text:p text:style-name="Standard"/>
      <text:p text:style-name="Standard">// when pressing no key execute no_key</text:p>
      <text:p text:style-name="Standard">if keyboard_check(vk_nokey){</text:p>
      <text:p text:style-name="Standard"><text:s text:c="2"/>execute_file("no_key.c")</text:p>
      <text:p text:style-name="Standard">}</text:p>
      <text:p text:style-name="Standard"/>
      <text:p text:style-name="Standard">// when pressing the alt key execute alt_key</text:p>
      <text:p text:style-name="Standard">if keyboard_check(vk_alt){</text:p>
      <text:p text:style-name="Standard"><text:s text:c="2"/>execute_file("alt_key.c")</text:p>
      <text:p text:style-name="Standard">}</text:p>
      <text:p text:style-name="Standard"/>
      <text:p text:style-name="Standard">// when the character is not ((x greater than or equal to 0) and (x less than or equal to the room's width) and (y is lesser than or equal to the room height)) execute outside_room</text:p>
      <text:p text:style-name="Standard">if !(x &gt;= 0 &amp;&amp; x &lt;= room_width &amp;&amp; y &gt;= 0 &amp;&amp; y &lt;= room_height){</text:p>
      <text:p text:style-name="Standard"><text:s text:c="2"/>execute_file("outside_room.c")</text:p>
      <text:p text:style-name="Standard">}</text:p>
      <text:p text:style-name="Standard"/>
      <text:p text:style-name="Standard">// when lives are less than 1 and its not the last room execute no_lives</text:p>
      <text:p text:style-name="Standard">if room_next(room) != -1 &amp;&amp; lives &lt; 1{</text:p>
      <text:p text:style-name="Standard"><text:s text:c="2"/>execute_file("no_lives.c")</text:p>
      <text:p text:style-name="Standard">}</text:p>
      <text:p text:style-name="Standard"/>
      <text:p text:style-name="Standard">// when pressing F11 execute f11_key</text:p>
      <text:p text:style-name="Standard">if keyboard_check(vk_f11){</text:p>
      <text:p text:style-name="Standard"><text:s text:c="2"/>execute_file("f11_key.c")</text:p>
      <text:p text:style-name="Standard">}</text:p>
      <text:p text:style-name="Standard"/>
      <text:p text:style-name="Standard">/*</text:p>
      <text:p text:style-name="Standard"><text:s text:c="2"/>objects</text:p>
      <text:p text:style-name="Standard">*/</text:p>
      <text:p text:style-name="Standard"/>
      <text:p text:style-name="Standard">// with obj_poggers check for a collision with the character and if so destroy itself and increase score by 10 and play a sound</text:p>
      <text:p text:style-name="Standard">with(obj_poggers){</text:p>
      <text:p text:style-name="Standard"><text:s text:c="2"/>if place_meeting(x, y, obj_player){</text:p>
      <text:p text:style-name="Standard"><text:s text:c="4"/>instance_destroy()</text:p>
      <text:p text:style-name="Standard"><text:s text:c="4"/>score += 10</text:p>
      <text:p text:style-name="Standard"><text:s text:c="4"/>sound_play(sound2)</text:p>
      <text:p text:style-name="Standard"><text:s text:c="2"/>}</text:p>
      <text:p text:style-name="Standard">}</text:p>
      <text:p text:style-name="Standard"/>
      <text:p text:style-name="Standard">// if obj_sus is in the current room execute obj_sus</text:p>
      <text:p text:style-name="Standard">if instance_exists(obj_sus){</text:p>
      <text:p text:style-name="Standard"><text:s text:c="2"/>execute_file("obj_sus.c")</text:p>
      <text:p text:style-name="Standard">}</text:p>
      <text:p text:style-name="Standard">// if obj_slime_small is in the current room execute obj_slime_small</text:p>
      <text:p text:style-name="Standard">if instance_exists(obj_slime_small){</text:p>
      <text:p text:style-name="Standard"><text:soft-page-break/><text:s text:c="2"/>with(obj_slime_small){</text:p>
      <text:p text:style-name="Standard"><text:s text:c="4"/>execute_file("obj_slime_small.c")</text:p>
      <text:p text:style-name="Standard"><text:s text:c="2"/>}</text:p>
      <text:p text:style-name="Standard">}</text:p>
      <text:p text:style-name="Standard"/>
      <text:p text:style-name="Standard">// if the character collides with Gentoo execute go to the next room</text:p>
      <text:p text:style-name="Standard">if place_meeting(x, y, Gentoo){</text:p>
      <text:p text:style-name="Standard"><text:s text:c="2"/>room_goto_next()</text:p>
      <text:p text:style-name="Standard">}</text:p>
      <text:p text:style-name="Standard"/>
      <text:p text:style-name="Standard">// if direction is in the current room execute direction</text:p>
      <text:p text:style-name="Standard">if instance_exists(direction){</text:p>
      <text:p text:style-name="Standard"><text:s text:c="2"/>with(direction){</text:p>
      <text:p text:style-name="Standard"><text:s text:c="4"/>execute_file("direction.c")</text:p>
      <text:p text:style-name="Standard"><text:s text:c="2"/>}</text:p>
      <text:p text:style-name="Standard">}</text:p>
      <text:p text:style-name="Standard"/>
      <text:p text:style-name="Standard">// if kali is true give lives</text:p>
      <text:p text:style-name="Standard">if global.kali=true{</text:p>
      <text:p text:style-name="Standard"><text:tab/>if done = false{</text:p>
      <text:p text:style-name="Standard"><text:tab/><text:tab/>lives+=5</text:p>
      <text:p text:style-name="Standard"><text:tab/>}</text:p>
      <text:p text:style-name="Standard"><text:tab/>done = true</text:p>
      <text:p text:style-name="Standard">}</text:p>
      <text:p text:style-name="Standard"/>
      <text:p text:style-name="Standard">// this will redo the background sound when not playing any sound</text:p>
      <text:p text:style-name="Standard">if !sound_isplaying(sound1) &amp;&amp; !sound_isplaying(sound2){</text:p>
      <text:p text:style-name="Standard"><text:s text:c="2"/>sound_loop(sound1)</text:p>
      <text:p text:style-name="Standard">}</text:p>
      <text:p text:style-name="Standard"/>
      <text:p text:style-name="Standard"/>
      <text:p text:style-name="Standard">Contents of "no_key.c":</text:p>
      <text:p text:style-name="Standard">// move to the floor</text:p>
      <text:p text:style-name="Standard">move_contact_solid(270, 0.5)</text:p>
      <text:p text:style-name="Standard">// no hspeed</text:p>
      <text:p text:style-name="Standard">hspeed=0</text:p>
      <text:p text:style-name="Standard"/>
      <text:p text:style-name="Standard">// sprite is set depending on wether based is true or not</text:p>
      <text:p text:style-name="Standard">if global.based=false{</text:p>
      <text:p text:style-name="Standard"><text:s text:c="2"/>sprite_index = spr_face</text:p>
      <text:p text:style-name="Standard">}</text:p>
      <text:p text:style-name="Standard">else{</text:p>
      <text:p text:style-name="Standard"><text:s text:c="2"/>sprite_index = spr_based_face</text:p>
      <text:p text:style-name="Standard">}</text:p>
      <text:p text:style-name="Standard"/>
      <text:p text:style-name="Standard"/>
      <text:p text:style-name="Standard">Contents of "no_lives.c":</text:p>
      <text:p text:style-name="Standard">// go to the DEAD room and destroy player instance</text:p>
      <text:p text:style-name="Standard">room_goto(DEAD)</text:p>
      <text:p text:style-name="Standard">instance_destroy()</text:p>
      <text:p text:style-name="Standard"/>
      <text:p text:style-name="Standard"/>
      <text:p text:style-name="Standard"><text:soft-page-break/>Contents of "obj_slime_small.c":</text:p>
      <text:p text:style-name="Standard">// define a path for obj_slime_small</text:p>
      <text:p text:style-name="Standard">path_start(pathslime_small, 2, 3, 0);</text:p>
      <text:p text:style-name="Standard"/>
      <text:p text:style-name="Standard"/>
      <text:p text:style-name="Standard">Contents of "obj_sus.c":</text:p>
      <text:p text:style-name="Standard">// define a path for obj_sus</text:p>
      <text:p text:style-name="Standard">with(obj_sus){</text:p>
      <text:p text:style-name="Standard"><text:s text:c="4"/>path_start(path2, 2, 3, 0)</text:p>
      <text:p text:style-name="Standard">}</text:p>
      <text:p text:style-name="Standard"/>
      <text:p text:style-name="Standard"/>
      <text:p text:style-name="Standard">Contents of "outside_room.c":</text:p>
      <text:p text:style-name="Standard">// if its not the last room take a life away and if lives are still more than 0 put character at starting position and set gravity to 0 and vspeed to -1,</text:p>
      <text:p text:style-name="Standard">// else the screen wraps</text:p>
      <text:p text:style-name="Standard">if room_next(room) != -1{</text:p>
      <text:p text:style-name="Standard"><text:s text:c="2"/>lives -= 1</text:p>
      <text:p text:style-name="Standard"><text:s text:c="2"/>if lives &gt; 0 {</text:p>
      <text:p text:style-name="Standard"><text:s text:c="4"/>x = xstart</text:p>
      <text:p text:style-name="Standard"><text:s text:c="4"/>y = ystart</text:p>
      <text:p text:style-name="Standard"><text:s text:c="4"/>gravity=1</text:p>
      <text:p text:style-name="Standard"><text:s text:c="4"/>vspeed=-1</text:p>
      <text:p text:style-name="Standard"><text:s text:c="2"/>}</text:p>
      <text:p text:style-name="Standard">}</text:p>
      <text:p text:style-name="Standard">else move_wrap(true, true, 10)</text:p>
      <text:p text:style-name="Standard"/>
      <text:p text:style-name="Standard"/>
      <text:p text:style-name="Standard">Contents of "shift_button.c":</text:p>
      <text:p text:style-name="Standard">// if space is free below or your on a ladder go down</text:p>
      <text:p text:style-name="Standard">if place_free(x, y+4) || place_meeting(x, y+4, obj_ladder){</text:p>
      <text:p text:style-name="Standard"><text:s text:c="2"/>vspeed=4</text:p>
      <text:p text:style-name="Standard">}</text:p>
      <text:p text:style-name="Standard"/>
      <text:p text:style-name="Standard"/>
      <text:p text:style-name="Standard">Contents of "space_button.c":</text:p>
      <text:p text:style-name="Standard">// space is free above and space is not free below</text:p>
      <text:p text:style-name="Standard">if place_free(x, y-4) &amp;&amp; !place_empty(x, y+4){</text:p>
      <text:p text:style-name="Standard"><text:s text:c="2"/>vspeed=-4.5</text:p>
      <text:p text:style-name="Standard">}</text:p>
      <text:p text:style-name="Standard"/>
      <text:p text:style-name="Standard"/>
      <text:p text:style-name="Standard">Contents of "step.c":</text:p>
      <text:p text:style-name="Standard">// if below there is space set gravity to 0.25 and gravity_direction to 270</text:p>
      <text:p text:style-name="Standard">if place_empty(x, y+1) {</text:p>
      <text:p text:style-name="Standard"><text:s text:c="2"/>gravity=0.25</text:p>
      <text:p text:style-name="Standard"><text:s text:c="2"/>gravity_direction=270</text:p>
      <text:p text:style-name="Standard">}</text:p>
      <text:p text:style-name="Standard"/>
      <text:p text:style-name="Standard">// else set gravity to 0 and gravity_direction is set to 270</text:p>
      <text:p text:style-name="Standard">else {</text:p>
      <text:p text:style-name="Standard"><text:s text:c="2"/>gravity=0</text:p>
      <text:p text:style-name="Standard"><text:soft-page-break/><text:s text:c="2"/>gravity_direction=270</text:p>
      <text:p text:style-name="Standard">}</text:p>
      <text:p text:style-name="Standard"/>
      <text:p text:style-name="Standard">// if vspeed is -12 or less set it to -12</text:p>
      <text:p text:style-name="Standard">if vspeed&lt;=-12 {</text:p>
      <text:p text:style-name="Standard"><text:s text:c="2"/>vspeed=-12</text:p>
      <text:p text:style-name="Standard">}</text:p>
      <text:p text:style-name="Standard"/>
      <text:p text:style-name="Standard">// there is a ladder below gravity is set to 0 and gravity_direction is set to 270 and vspeed is set to 0</text:p>
      <text:p text:style-name="Standard">if instance_place(x, y+1, obj_ladder) {</text:p>
      <text:p text:style-name="Standard"><text:s text:c="2"/>gravity=0</text:p>
      <text:p text:style-name="Standard"><text:s text:c="2"/>gravity_direction=270</text:p>
      <text:p text:style-name="Standard"><text:s text:c="2"/>vspeed=0</text:p>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lla Campbell</meta:initial-creator>
    <meta:creation-date>2022-03-24T14:42:25.87</meta:creation-date>
    <meta:document-statistic meta:table-count="0" meta:image-count="0" meta:object-count="0" meta:page-count="8" meta:paragraph-count="293" meta:word-count="1087" meta:character-count="7299"/>
    <dc:date>2022-03-24T14:43:12.04</dc:date>
    <dc:creator>Bella Campbell</dc:creator>
    <meta:editing-duration>PT47S</meta:editing-duration>
    <meta:editing-cycles>1</meta:editing-cycles>
    <meta:generator>OpenOffice/4.1.6$Win32 OpenOffice.org_project/416m1$Build-9790</meta:generator>
  </office:meta>
</office:document-meta>
</file>